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West Valley Rams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office:value-type="string" table:style-name="ce3">
            <text:p>quarter</text:p>
          </table:table-cell>
          <table:table-cell office:value-type="string" table:style-name="ce4">
            <text:p>minutesRemaining</text:p>
          </table:table-cell>
          <table:table-cell office:value-type="string" table:style-name="ce4">
            <text:p>secondsRemaining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opponentScore</text:p>
          </table:table-cell>
          <table:table-cell office:value-type="string" table:style-name="ce3">
            <text:p>opponentName</text:p>
          </table:table-cell>
          <table:table-cell table:number-columns-repeated="16377" table:style-name="ce3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O'Connor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eadon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Neumeyer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7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Johnson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8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Leadon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4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0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eumeyer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eumey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53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8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2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Leadon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Johnso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2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29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Johnso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7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0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O'Conno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47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Neumey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4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Leado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8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Leado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Urwi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6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Johns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6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Johns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53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Bark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8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Johns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8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Johns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9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O'Conno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6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Johns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6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Johns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6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6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9</text:p>
          </table:table-cell>
          <table:table-cell table:number-columns-repeated="2"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Neumey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9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Neumey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4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5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string" table:style-name="ce1">
            <text:p>Lead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8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Lead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Lead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2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Nugent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6</text:p>
          </table:table-cell>
          <table:table-cell table:number-columns-repeated="2" table:style-name="ce1"/>
          <table:table-cell office:value-type="float" office:value="72" table:style-name="ce1">
            <text:p>72</text:p>
          </table:table-cell>
          <table:table-cell office:value-type="string" table:style-name="ce1">
            <text:p>Johnson</text:p>
          </table:table-cell>
          <table:table-cell table:number-columns-repeated="16377"/>
        </table:table-row>
        <table:table-row table:number-rows-repeated="1048504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est</dc:creator>
    <meta:creation-date>2009-04-16T11:32:48Z</meta:creation-date>
    <dc:date>2017-11-22T20:47:24Z</dc:date>
    <meta:editing-cycles>10</meta:editing-cycles>
    <meta:editing-duration>PT1659S</meta:editing-duration>
    <meta:user-defined meta:name="Info 1"/>
    <meta:user-defined meta:name="Info 2"/>
    <meta:user-defined meta:name="Info 3"/>
    <meta:user-defined meta:name="Info 4"/>
  </office:meta>
</office:document-meta>
</file>